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ddf" officeooo:paragraph-rsid="0005dddf"/>
    </style:style>
    <style:style style:name="P2" style:family="paragraph" style:parent-style-name="Standard">
      <style:text-properties fo:font-weight="bold" officeooo:rsid="0005dddf" officeooo:paragraph-rsid="0005ddd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57fa"/>
    </style:style>
    <style:style style:name="T3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officeooo:rsid="00065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tion cheatsheet: <text:line-break/><text:line-break/><text:span text:style-name="T1">carts: </text:span><text:line-break/>super mario bros: <text:span text:style-name="T2">Iron man’s heart</text:span></text:p>
      <text:p text:style-name="P1">bubble bobble: inside the mario’s block lid</text:p>
      <text:p text:style-name="P1">buster bros: inside a baloon</text:p>
      <text:p text:style-name="P1">zelda: <text:s/><text:span text:style-name="T3">Nana: Book 5 Page 80</text:span></text:p>
      <text:p text:style-name="P1">super mario world: <text:s/>inside master sword lego</text:p>
      <text:p text:style-name="P1"/>
      <text:p text:style-name="P2">Tokens: </text:p>
      <text:p text:style-name="P1"/>
      <text:p text:style-name="P1">moneda: en la pecera</text:p>
      <text:p text:style-name="P1">llave: dentro de revista hobby consolas</text:p>
      <text:p text:style-name="P1">mando: dentro de caja con llave</text:p>
      <text:p text:style-name="P1"/>
      <text:p text:style-name="P1"/>
      <text:p text:style-name="P2">QRs: </text:p>
      <text:p text:style-name="P1"/>
      <text:p text:style-name="P1">wario: </text:p>
      <text:p text:style-name="P1">pinball: </text:p>
      <text:p text:style-name="P1">one piece part 1:</text:p>
      <text:p text:style-name="P1">one piece part 2:</text:p>
      <text:p text:style-name="P1"/>
      <text:p text:style-name="P1">iron man <text:span text:style-name="T4">hint: </text:span></text:p>
      <text:p text:style-name="P1">ballons <text:span text:style-name="T4">hint: </text:span></text:p>
      <text:p text:style-name="P1"/>
      <text:p text:style-name="P1">WIFI: Visible, en mesa<text:line-break/></text:p>
      <text:p text:style-name="P2">Controller cheatsheet: </text:p>
      <text:p text:style-name="P1">acciones consola: cerca de la tele</text:p>
      <text:p text:style-name="P1">botones consola: somewhere else</text:p>
      <text:p text:style-name="P1">acciones arcade: cerca de la recreativa</text:p>
      <text:p text:style-name="P1">botones arcade: somewhere else </text:p>
      <text:p text:style-name="P1"><text:line-break/><text:span text:style-name="T1">Others: </text:span></text:p>
      <text:p text:style-name="P1"><text:line-break/>Epona song: bajo los pacman</text:p>
      <text:p text:style-name="P1">glitch code: en el caballo <text:line-break/>Controller batteries 1: next to the TV</text:p>
      <text:p text:style-name="P1">Controller batteries 2: <text:s/>somewhere e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0:05:02.097233289</meta:creation-date>
    <dc:date>2024-08-30T10:27:48.204518879</dc:date>
    <meta:editing-duration>PT12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16" meta:character-count="713" meta:non-whitespace-character-count="604"/>
  </office:meta>
</office:document-meta>
</file>